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9000000CB7E8FAD4D.png" manifest:media-type="image/png"/>
  <manifest:file-entry manifest:full-path="Pictures/1000020100000320000000C8C04CF7EE.png" manifest:media-type="image/png"/>
  <manifest:file-entry manifest:full-path="Pictures/10000201000004EC000003543914F2E4.png" manifest:media-type="image/png"/>
  <manifest:file-entry manifest:full-path="Pictures/100002010000029B000000DC9AC7127D.png" manifest:media-type="image/png"/>
  <manifest:file-entry manifest:full-path="Pictures/100002010000016A00000113D7C82B9F.png" manifest:media-type="image/png"/>
  <manifest:file-entry manifest:full-path="Pictures/10000201000001EC000001138F1580A9.png" manifest:media-type="image/png"/>
  <manifest:file-entry manifest:full-path="Pictures/100002010000010E0000011438D0165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</style:style>
    <style:style style:name="gr6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5.068cm" fo:min-width="5.405cm" draw:shadow-opacity="0%"/>
    </style:style>
    <style:style style:name="gr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4.95cm" fo:min-width="5.616cm" draw:shadow-opacity="0%"/>
    </style:style>
    <style:style style:name="gr8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5.093cm" fo:min-width="7.615cm" draw:shadow-opacity="0%"/>
    </style:style>
    <style:style style:name="gr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4.337cm" fo:min-width="11.285cm" draw:shadow-opacity="0%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color="#2323dc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2323dc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02cm" svg:height="3.429cm" svg:x="8.62cm" svg:y="11.033cm">
          <draw:image xlink:href="Pictures/100002010000010E0000011438D0165E.png" xlink:type="simple" xlink:show="embed" xlink:actuate="onLoad">
            <text:p/>
          </draw:image>
        </draw:frame>
        <draw:frame draw:style-name="gr1" draw:text-style-name="P1" draw:layer="layout" svg:width="3.81cm" svg:height="1.905cm" svg:x="1.635cm" svg:y="2.778cm">
          <draw:image xlink:href="Pictures/10000201000001EC000001138F1580A9.png" xlink:type="simple" xlink:show="embed" xlink:actuate="onLoad">
            <text:p/>
          </draw:image>
        </draw:frame>
        <draw:frame draw:style-name="gr1" draw:text-style-name="P1" draw:layer="layout" svg:width="1.778cm" svg:height="1.524cm" svg:x="9.763cm" svg:y="3.032cm">
          <draw:image xlink:href="Pictures/100002010000016A00000113D7C82B9F.png" xlink:type="simple" xlink:show="embed" xlink:actuate="onLoad">
            <text:p/>
          </draw:image>
        </draw:frame>
        <draw:frame draw:style-name="gr1" draw:text-style-name="P1" draw:layer="layout" svg:width="5.715cm" svg:height="1.646cm" svg:x="1.381cm" svg:y="4.937cm">
          <draw:image xlink:href="Pictures/100002010000029B000000DC9AC7127D.png" xlink:type="simple" xlink:show="embed" xlink:actuate="onLoad">
            <text:p/>
          </draw:image>
        </draw:frame>
        <draw:frame draw:style-name="gr1" draw:text-style-name="P1" draw:layer="layout" svg:width="12.446cm" svg:height="3.262cm" svg:x="14.851cm" svg:y="14.078cm">
          <draw:image xlink:href="Pictures/1000020100000320000000C8C04CF7EE.png" xlink:type="simple" xlink:show="embed" xlink:actuate="onLoad">
            <text:p/>
          </draw:image>
        </draw:frame>
        <draw:frame draw:style-name="gr2" draw:text-style-name="P2" draw:layer="layout" svg:width="4.075cm" svg:height="1.524cm" svg:x="1.508cm" svg:y="1.208cm">
          <draw:text-box>
            <text:p text:style-name="P2"><text:span text:style-name="T1">Data</text:span></text:p>
          </draw:text-box>
        </draw:frame>
        <draw:frame draw:style-name="gr3" draw:text-style-name="P2" draw:layer="layout" svg:width="3.81cm" svg:height="1.759cm" svg:x="9.509cm" svg:y="1.254cm">
          <draw:text-box>
            <text:p text:style-name="P2"><text:span text:style-name="T1">Tools</text:span></text:p>
          </draw:text-box>
        </draw:frame>
        <draw:frame draw:style-name="gr1" draw:text-style-name="P1" draw:layer="layout" svg:width="5.324cm" svg:height="1.905cm" svg:x="9.763cm" svg:y="4.81cm">
          <draw:image xlink:href="Pictures/1000020100000259000000CB7E8FAD4D.png" xlink:type="simple" xlink:show="embed" xlink:actuate="onLoad">
            <text:p/>
          </draw:image>
        </draw:frame>
        <draw:frame draw:style-name="gr4" draw:text-style-name="P2" draw:layer="layout" svg:width="6.062cm" svg:height="4.049cm" svg:x="4.336cm" svg:y="9.255cm">
          <draw:text-box>
            <text:p text:style-name="P2"><text:span text:style-name="T1">Distributed version control</text:span></text:p>
          </draw:text-box>
        </draw:frame>
        <draw:frame draw:style-name="gr5" draw:text-style-name="P2" draw:layer="layout" svg:width="13.208cm" svg:height="1.651cm" svg:x="14.608cm" svg:y="12.714cm">
          <draw:text-box>
            <text:p text:style-name="P2"><text:span text:style-name="T1">Reproducible documents</text:span></text:p>
          </draw:text-box>
        </draw:frame>
        <draw:custom-shape draw:style-name="gr6" draw:text-style-name="P1" xml:id="id3" draw:id="id3" draw:layer="layout" svg:width="6.377cm" svg:height="5.742cm" svg:x="1.1cm" svg:y="1.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" xml:id="id1" draw:id="id1" draw:layer="layout" svg:width="6.604cm" svg:height="5.615cm" svg:x="9.128cm" svg:y="1.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xml:id="id2" draw:id="id2" draw:layer="layout" svg:width="8.763cm" svg:height="5.769cm" svg:x="4.048cm" svg:y="9.00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" draw:text-style-name="P1" draw:layer="layout" svg:width="3.218cm" svg:height="1.905cm" svg:x="11.922cm" svg:y="2.778cm">
          <draw:image xlink:href="Pictures/10000201000004EC000003543914F2E4.png" xlink:type="simple" xlink:show="embed" xlink:actuate="onLoad">
            <text:p/>
          </draw:image>
        </draw:frame>
        <draw:custom-shape draw:style-name="gr9" draw:text-style-name="P1" xml:id="id4" draw:id="id4" draw:layer="layout" svg:width="12.727cm" svg:height="4.953cm" svg:x="14.843cm" svg:y="12.51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1" draw:layer="layout" draw:type="curve" svg:x1="12.43cm" svg:y1="6.715cm" svg:x2="8.43cm" svg:y2="9.001cm" draw:start-shape="id1" draw:start-glue-point="6" draw:end-shape="id2" draw:end-glue-point="4" svg:d="M12430 6715c0 1714-4000 572-4000 2286" svg:viewBox="0 0 4001 2287">
          <text:p/>
        </draw:connector>
        <draw:connector draw:style-name="gr10" draw:text-style-name="P1" draw:layer="layout" draw:type="curve" svg:x1="4.288cm" svg:y1="6.842cm" svg:x2="8.429cm" svg:y2="9.001cm" draw:start-shape="id3" draw:start-glue-point="6" draw:end-shape="id2" svg:d="M4288 6842c0 1620 4141 541 4141 2159" svg:viewBox="0 0 4142 2160">
          <text:p/>
        </draw:connector>
        <draw:frame draw:style-name="gr11" draw:text-style-name="P3" draw:layer="layout" svg:width="14.478cm" svg:height="1.517cm" svg:x="13.065cm" svg:y="7.985cm">
          <draw:text-box>
            <text:p text:style-name="P3"><text:span text:style-name="T2">from raw data to publication</text:span></text:p>
          </draw:text-box>
        </draw:frame>
        <draw:connector draw:style-name="gr10" draw:text-style-name="P1" draw:layer="layout" draw:type="curve" svg:x1="12.811cm" svg:y1="11.885cm" svg:x2="14.843cm" svg:y2="14.991cm" draw:start-shape="id2" draw:start-glue-point="7" draw:end-shape="id4" draw:end-glue-point="5" svg:d="M12811 11885c1524 0 508 3106 2032 3106" svg:viewBox="0 0 2033 31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9T12:59:09.211745398</meta:creation-date>
    <dc:date>2015-02-09T14:01:58.300403673</dc:date>
    <meta:editing-duration>PT1H2M32S</meta:editing-duration>
    <meta:editing-cycles>31</meta:editing-cycles>
    <meta:generator>LibreOffice/4.3.3.2$Linux_X86_64 LibreOffice_project/430m0$Build-2</meta:generator>
    <meta:document-statistic meta:object-count="19"/>
  </office:meta>
</office:document-meta>
</file>